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est Taken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lood Pressure</text:p>
          </table:table-cell>
          <table:table-cell office:value-type="string" calcext:value-type="string">
            <text:p>Systolic (mmHg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lood Pressure</text:p>
          </table:table-cell>
          <table:table-cell office:value-type="string" calcext:value-type="string">
            <text:p>Diastolic (mmHg)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lood Sugar (Fasting)</text:p>
          </table:table-cell>
          <table:table-cell office:value-type="string" calcext:value-type="string">
            <text:p>Glucose (mg/dL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lood Sugar (Post-Meal)</text:p>
          </table:table-cell>
          <table:table-cell office:value-type="string" calcext:value-type="string">
            <text:p>Glucose (mg/dL)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string" calcext:value-type="string">
            <text:p>LDL (mg/dL)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string" calcext:value-type="string">
            <text:p>HDL (mg/dL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rine Test</text:p>
          </table:table-cell>
          <table:table-cell office:value-type="string" calcext:value-type="string">
            <text:p>pH Level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Urine Test</text:p>
          </table:table-cell>
          <table:table-cell office:value-type="string" calcext:value-type="string">
            <text:p>Protein (mg/dL)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dney Function</text:p>
          </table:table-cell>
          <table:table-cell office:value-type="string" calcext:value-type="string">
            <text:p>Creatine (mg/dL)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Liver Function</text:p>
          </table:table-cell>
          <table:table-cell office:value-type="string" calcext:value-type="string">
            <text:p>ALT (U/L)</text:p>
          </table:table-cell>
          <table:table-cell office:value-type="string" calcext:value-type="string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1:50:45.528801275</meta:creation-date>
    <dc:date>2025-04-11T21:56:51.461916821</dc:date>
    <meta:editing-duration>PT6M6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